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cm" table:align="margins"/>
    </style:style>
    <style:style style:name="Table1.A" style:family="table-column">
      <style:table-column-properties style:column-width="8.999cm" style:rel-column-width="32767*"/>
    </style:style>
    <style:style style:name="Table1.B" style:family="table-column">
      <style:table-column-properties style:column-width="9.001cm" style:rel-column-width="32768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13cm" fo:margin-left="0cm" fo:margin-right="-0.012cm" table:align="margins" style:may-break-between-rows="false"/>
    </style:style>
    <style:style style:name="Table2.A" style:family="table-column">
      <style:table-column-properties style:column-width="5.322cm" style:rel-column-width="19364*"/>
    </style:style>
    <style:style style:name="Table2.B" style:family="table-column">
      <style:table-column-properties style:column-width="12.691cm" style:rel-column-width="46171*"/>
    </style:style>
    <style:style style:name="Table2.A1" style:family="table-cell">
      <style:table-cell-properties fo:background-color="#e6e6e6" fo:padding="0.097cm" fo:border-left="1pt solid #000000" fo:border-right="none" fo:border-top="1pt solid #000000" fo:border-bottom="1pt solid #000000">
        <style:background-image/>
      </style:table-cell-properties>
    </style:style>
    <style:style style:name="Table2.B1" style:family="table-cell">
      <style:table-cell-properties fo:background-color="#e6e6e6" fo:padding="0.097cm" fo:border="1pt solid #000000">
        <style:background-image/>
      </style:table-cell-properties>
    </style:style>
    <style:style style:name="Table2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.3cm" loext:contextual-spacing="false" fo:text-align="justify" style:justify-single-word="false" fo:text-indent="0.979cm" style:auto-text-indent="false"/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margin-left="0cm" fo:margin-right="0cm" fo:text-align="justify" style:justify-single-word="false" fo:text-indent="0.979cm" style:auto-text-indent="false"/>
      <style:text-properties fo:color="#333333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.009cm" fo:margin-right="-0.018cm" fo:margin-top="0cm" fo:margin-bottom="0.3cm" loext:contextual-spacing="false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margin-left="0.009cm" fo:margin-right="-0.018cm" fo:margin-top="0cm" fo:margin-bottom="0.3cm" loext:contextual-spacing="false" fo:text-align="justify" style:justify-single-word="false" fo:text-indent="0cm" style:auto-text-indent="false"/>
      <style:text-properties style:font-name="Arial" fo:font-size="10pt" officeooo:paragraph-rsid="000c9372" style:font-size-asian="10pt" style:font-size-complex="10pt"/>
    </style:style>
    <style:style style:name="P5" style:family="paragraph" style:parent-style-name="Standard">
      <style:paragraph-properties fo:margin-left="0.009cm" fo:margin-right="-0.018cm" fo:margin-top="0cm" fo:margin-bottom="0.3cm" loext:contextual-spacing="false" fo:text-align="justify" style:justify-single-word="false" fo:text-indent="0cm" style:auto-text-indent="false"/>
      <style:text-properties style:font-name="Arial" officeooo:paragraph-rsid="000c9372"/>
    </style:style>
    <style:style style:name="P6" style:family="paragraph" style:parent-style-name="Standard">
      <style:paragraph-properties fo:margin-left="0.009cm" fo:margin-right="-0.018cm" fo:margin-top="0cm" fo:margin-bottom="0.3cm" loext:contextual-spacing="false" fo:text-align="justify" style:justify-single-word="false" fo:text-indent="0cm" style:auto-text-indent="false"/>
      <style:text-properties style:font-name="Arial" fo:font-size="14pt" fo:font-style="italic" fo:font-weight="bold" officeooo:paragraph-rsid="0020dab7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Frame_20_contents">
      <style:paragraph-properties fo:text-align="justify" style:justify-single-word="false"/>
    </style:style>
    <style:style style:name="P8" style:family="paragraph" style:parent-style-name="Frame_20_contents">
      <style:paragraph-properties fo:text-align="end" style:justify-single-word="false">
        <style:tab-stops/>
      </style:paragraph-properties>
      <style:text-properties officeooo:rsid="002168ab" officeooo:paragraph-rsid="002273a1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margin-top="0cm" fo:margin-bottom="0.3cm" loext:contextual-spacing="false" fo:text-align="justify" style:justify-single-word="false" fo:text-indent="0.981cm" style:auto-text-indent="false"/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" style:family="paragraph" style:parent-style-name="Table_20_Heading">
      <style:text-properties fo:font-size="10pt"/>
    </style:style>
    <style:style style:name="P13" style:family="paragraph" style:parent-style-name="Standard">
      <style:text-properties officeooo:paragraph-rsid="000f1031"/>
    </style:style>
    <style:style style:name="P14" style:family="paragraph" style:parent-style-name="Standard">
      <style:text-properties officeooo:paragraph-rsid="001509a8"/>
    </style:style>
    <style:style style:name="P15" style:family="paragraph" style:parent-style-name="Standard">
      <style:paragraph-properties fo:text-align="center" style:justify-single-word="false"/>
      <style:text-properties fo:font-weight="bold" officeooo:paragraph-rsid="0011349a" style:font-weight-asian="bold" style:font-weight-complex="bold"/>
    </style:style>
    <style:style style:name="P16" style:family="paragraph" style:parent-style-name="Standard">
      <style:paragraph-properties fo:margin-left="0.009cm" fo:margin-right="0.009cm" fo:margin-top="0cm" fo:margin-bottom="0.3cm" loext:contextual-spacing="false" fo:text-align="center" style:justify-single-word="false" fo:text-indent="0cm" style:auto-text-indent="false"/>
      <style:text-properties style:font-name="Arial" fo:font-size="10pt" officeooo:paragraph-rsid="00187f41" style:font-size-asian="10pt" style:font-size-complex="10pt"/>
    </style:style>
    <style:style style:name="P17" style:family="paragraph" style:parent-style-name="Frame_20_contents" style:master-page-name="">
      <style:paragraph-properties fo:text-align="end" style:justify-single-word="false" style:page-number="auto">
        <style:tab-stops/>
      </style:paragraph-properties>
      <style:text-properties officeooo:rsid="002168ab" officeooo:paragraph-rsid="002273a1"/>
    </style:style>
    <style:style style:name="P18" style:family="paragraph" style:parent-style-name="Standard" style:list-style-name="L1">
      <style:paragraph-properties fo:margin-left="0cm" fo:margin-right="0cm" fo:text-align="justify" style:justify-single-word="false" fo:text-indent="0.979cm" style:auto-text-indent="false"/>
      <style:text-properties style:font-name="Arial" fo:font-size="10pt" style:font-size-asian="10pt" style:font-size-complex="10pt"/>
    </style:style>
    <style:style style:name="P19" style:family="paragraph" style:parent-style-name="Standard" style:list-style-name="L1">
      <style:paragraph-properties fo:margin-left="0cm" fo:margin-right="0cm" fo:text-align="justify" style:justify-single-word="false" fo:text-indent="0.979cm" style:auto-text-indent="false"/>
      <style:text-properties style:font-name="Arial" fo:font-size="10pt" officeooo:paragraph-rsid="001a55f6" style:font-size-asian="10pt" style:font-size-complex="10pt"/>
    </style:style>
    <style:style style:name="P20" style:family="paragraph" style:parent-style-name="Standard">
      <style:paragraph-properties fo:margin-left="0cm" fo:margin-right="0cm" fo:text-align="justify" style:justify-single-word="false" fo:text-indent="0.979cm" style:auto-text-indent="false"/>
      <style:text-properties style:font-name="Arial" fo:font-size="10pt" officeooo:paragraph-rsid="0028c37b" style:font-size-asian="10pt" style:font-size-complex="10pt"/>
    </style:style>
    <style:style style:name="P21" style:family="paragraph" style:parent-style-name="Standard" style:list-style-name="L1">
      <style:paragraph-properties fo:margin-left="0cm" fo:margin-right="0cm" fo:text-align="justify" style:justify-single-word="false" fo:text-indent="0.979cm" style:auto-text-indent="false"/>
      <style:text-properties style:font-name="Arial" fo:font-size="10pt" officeooo:rsid="00179ab3" officeooo:paragraph-rsid="00179ab3" style:font-size-asian="10pt" style:font-size-complex="10pt"/>
    </style:style>
    <style:style style:name="P22" style:family="paragraph" style:parent-style-name="Standard" style:list-style-name="L1">
      <style:paragraph-properties fo:margin-left="0cm" fo:margin-right="0cm" fo:text-align="justify" style:justify-single-word="false" fo:text-indent="0.979cm" style:auto-text-indent="false"/>
      <style:text-properties style:font-name="Arial"/>
    </style:style>
    <style:style style:name="P23" style:family="paragraph" style:parent-style-name="Heading_20_2">
      <style:text-properties style:font-name="Arial" fo:font-size="10pt" style:font-size-asian="10pt" style:font-size-complex="10pt"/>
    </style:style>
    <style:style style:name="P24" style:family="paragraph" style:parent-style-name="Heading_20_2" style:master-page-name="">
      <style:paragraph-properties fo:orphans="0" fo:widows="0" style:page-number="auto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4" style:family="text">
      <style:text-properties officeooo:rsid="000d0be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643b7"/>
    </style:style>
    <style:style style:name="T7" style:family="text">
      <style:text-properties officeooo:rsid="00179ab3"/>
    </style:style>
    <style:style style:name="T8" style:family="text">
      <style:text-properties officeooo:rsid="002273a1"/>
    </style:style>
    <style:style style:name="fr1" style:family="graphic" style:parent-style-name="Frame">
      <style:graphic-properties style:print-content="true" style:protect="content size position" style:vertical-pos="bottom" style:vertical-rel="page" style:horizontal-pos="right" style:horizontal-rel="page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wrap="none" style:vertical-pos="from-top" style:vertical-rel="paragraph" style:horizontal-pos="center" style:horizontal-rel="paragraph" style:shadow="none" draw:shadow-opacity="100%" style:flow-with-text="true" loext:rel-width-rel="paragraph" loext:rel-height-rel="paragraph"/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style:shadow="none" draw:shadow-opacity="100%" style:flow-with-text="true"/>
    </style:style>
    <style:style style:name="Sect1" style:family="section">
      <style:section-properties text:dont-balance-text-columns="false" style:editable="false">
        <style:columns fo:column-count="2" fo:column-gap="0.998cm">
          <style:column-sep style:width="0.002cm" style:color="#000000" style:height="90%" style:style="solid" style:vertical-align="middle"/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width="0.589cm" draw:z-index="2">
        <draw:text-box fo:min-height="6.489cm">
          <text:p text:style-name="P17"/>
          <text:p text:style-name="P8"/>
          <text:p text:style-name="P8"/>
          <text:p text:style-name="P8">generated by <text:a xlink:type="simple" xlink:href="http://www.alistek.com/" office:name="For more information wisit our website" text:style-name="Internet_20_link" text:visited-style-name="Visited_20_Internet_20_Link"><text:span text:style-name="T5">Aeroo Reports</text:span></text:a></text:p>
        </draw:text-box>
      </draw:frame>
      <text:h text:style-name="Heading_20_1" text:outline-level="1">Demo <text:span text:style-name="T6">Partner </text:span>Report</text:h>
      <text:h text:style-name="Heading_20_2" text:outline-level="2">Abstract</text:h>
      <text:p text:style-name="P2">This example <text:span text:style-name="T7">demonstrates a</text:span> report, <text:span text:style-name="T8">template </text:span>created for <text:span text:style-name="T7">Aeroo Reports</text:span> engine, which is embedded inside a custom <text:span text:style-name="T8">Odoo </text:span>module.</text:p>
      <text:h text:style-name="Heading_20_2" text:outline-level="2">Featur<text:span text:style-name="T7">ing</text:span>:</text:h>
      <text:list xml:id="list6850651646983897964" text:style-name="L1">
        <text:list-item>
          <text:p text:style-name="P18">Placing information from Partners object (res.partner);</text:p>
        </text:list-item>
        <text:list-item>
          <text:p text:style-name="P18">Custom parser (hello_world function);</text:p>
        </text:list-item>
        <text:list-item>
          <text:p text:style-name="P21">Dynamic images and information;</text:p>
        </text:list-item>
        <text:list-item>
          <text:p text:style-name="P22"><text:span text:style-name="T1">Use of external libraries and it's functions in a parser and report (Random</text:span><text:span text:style-name="T1"><text:note text:id="ftn1" text:note-class="footnote"><text:note-citation>1</text:note-citation><text:note-body><text:p text:style-name="Footnote"><text:a xlink:type="simple" xlink:href="http://docs.python.org/library/random.html" text:style-name="Internet_20_link" text:visited-style-name="Visited_20_Internet_20_Link">The Python Standard Library / Numeric and Mathematical Modules / Generate pseudo-random numbers</text:a></text:p></text:note-body></text:note></text:span><text:span text:style-name="T1">, Lorem Ipsum</text:span><text:span text:style-name="T1"><text:note text:id="ftn2" text:note-class="footnote"><text:note-citation>2</text:note-citation><text:note-body><text:p text:style-name="Footnote"><text:a xlink:type="simple" xlink:href="http://www.pererikstrandberg.se/blog/index.cgi?page=LoremIpsumGenerator" text:style-name="Internet_20_link" text:visited-style-name="Visited_20_Internet_20_Link">Lorem Ipsum genreator by Per Erik Strandberg</text:a></text:p></text:note-body></text:note></text:span><text:span text:style-name="T1">);</text:span></text:p>
        </text:list-item>
        <text:list-item>
          <text:p text:style-name="P18">Examples for some of the Extra Functions<text:note text:id="ftn3" text:note-class="footnote"><text:note-citation>3</text:note-citation><text:note-body><text:p text:style-name="Footnote"><text:a xlink:type="simple" xlink:href="http://www.alistek.com/wiki/index.php/Main_Page" office:name="User reference for Aeroo Reports by Alistek" text:style-name="Internet_20_link" text:visited-style-name="Visited_20_Internet_20_Link"><text:span text:style-name="T4">http://www.alistek.com/wiki/index.php/Main_Page</text:span></text:a></text:p></text:note-body></text:note> (get_label, get_selection_item, setLang);</text:p>
        </text:list-item>
        <text:list-item>
          <text:p text:style-name="P18">Example of “if” and “for” control sections;</text:p>
        </text:list-item>
        <text:list-item>
          <text:p text:style-name="P19">Native use of unicode fonts;</text:p>
        </text:list-item>
        <text:list-item>
          <text:p text:style-name="P19"><text:span text:style-name="T7">Native LibreOffice/OpenOffice Advanced formatting -</text:span>(page numbers, headings, tables, columns, bullet lists, <text:span text:style-name="T7">PDF table of contents, footnotes,</text:span> etc.).</text:p>
          <text:p text:style-name="P19"/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9">Merged table cells</text:p>
          </table:table-cell>
          <table:covered-table-cell/>
        </table:table-row>
        <table:table-row>
          <table:table-cell table:style-name="Table1.A2" office:value-type="string">
            <text:p text:style-name="P4"><text:placeholder text:placeholder-type="text">&lt;setLang(o.lang or 'en_US')&gt;</text:placeholder></text:p>
            <text:p text:style-name="P5"><text:span text:style-name="T1"><text:text-input text:description="&lt;get_label(o, 'name')&gt;">Label of "res.partner" model "name" field</text:text-input></text:span><text:span text:style-name="T1">:</text:span></text:p>
            <text:p text:style-name="P6"><text:text-input text:description="&lt;o.name&gt;">Partner's name</text:text-input></text:p>
          </table:table-cell>
          <table:table-cell table:style-name="Table1.B2" office:value-type="string">
            <text:p text:style-name="P16"><draw:frame draw:style-name="fr2" draw:name="image: asimage(o.image)" text:anchor-type="paragraph" svg:y="0.199cm" svg:width="4.403cm" style:rel-width="50%" svg:height="1.307cm" style:rel-height="51%" draw:z-index="0"><draw:text-box><text:p text:style-name="P7"/></draw:text-box></draw:frame><text:text-input text:description="&lt;o.street&gt;">Street</text:text-input><text:text-input text:description="&lt;o.city and ', '+o.city&gt;">, City</text:text-input><text:text-input text:description="&lt;o.zip and ' '+o.zip&gt;"> ZIP</text:text-input><text:text-input text:description="&lt;o.country_id and ', '+o.country_id.name&gt;">, Country</text:text-input></text:p>
            <text:p text:style-name="P16"><text:text-input text:description="&lt;o.phone&gt;">+371 29292929</text:text-input></text:p>
          </table:table-cell>
        </table:table-row>
        <table:table-row>
          <table:table-cell table:style-name="Table1.A2" office:value-type="string">
            <text:p text:style-name="P3"><text:text-input text:description="&lt;hello_world(o.name)&gt;">Hello goes here</text:text-input></text:p>
          </table:table-cell>
          <table:table-cell table:style-name="Table1.B2" office:value-type="string">
            <text:p text:style-name="P14"><text:span text:style-name="T3"><text:text-input text:description="&lt;if test=&quot;o.customer or o.supplier&quot;&gt;">If customer</text:text-input></text:span><text:span text:style-name="T3">Partner is</text:span><text:span text:style-name="T2"><text:text-input text:description="&lt;if test=&quot;o.customer&quot;&gt;">If customer</text:text-input></text:span><text:span text:style-name="T2"> customer</text:span><text:span text:style-name="T2"><text:text-input text:description="&lt;/if&gt;">/if</text:text-input></text:span><text:span text:style-name="T2"><text:text-input text:description="&lt;if test=&quot;o.supplier&quot;&gt;">If supplier</text:text-input></text:span><text:span text:style-name="T2">, supplier</text:span><text:span text:style-name="T2"><text:text-input text:description="&lt;/if&gt;">/if</text:text-input></text:span><text:span text:style-name="T2">.</text:span><text:span text:style-name="T2"><text:text-input text:description="&lt;/if&gt;">/if</text:text-input></text:span></text:p>
          </table:table-cell>
        </table:table-row>
      </table:table>
      <text:h text:style-name="Heading_20_2" text:outline-level="2">One paragraph of “Lorem Ipsum”</text:h>
      <text:p text:style-name="P10"><text:text-input text:description="&lt;lorem(n=120, q=7).capitalize()+'.'&gt;">Lorem Ipsum</text:text-input></text:p>
      <text:section text:style-name="Sect1" text:name="Section1">
        <text:h text:style-name="P23" text:outline-level="2">Randomized “Lorem Ipsum”</text:h>
        <text:p text:style-name="P20"><text:text-input text:description="&lt;for each=&quot;inc in xrange(random.randint(3,10))&quot;&gt;">starts for loop</text:text-input></text:p>
        <text:p text:style-name="P10"><text:text-input text:description="&lt;lorem(n=random.randint(50, 100), q=random.randint(1,12)).capitalize()+'.'&gt;">Lorem Ipsum</text:text-input></text:p>
        <text:p text:style-name="P1"><text:text-input text:description="&lt;/for&gt;">ends for loop</text:text-input></text:p>
      </text:section>
      <text:section text:style-name="Sect2" text:name="Section2">
        <text:h text:style-name="P23" text:outline-level="2"><text:text-input text:description="&lt;if test=&quot;hasattr(o, 'child_ids') and o.child_ids&quot;&gt;">If Address</text:text-input></text:h>
        <text:h text:style-name="P24" text:outline-level="2">Other partner's contacts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2"><text:text-input text:description="&lt;get_label(o.child_ids[0], 'type')&gt;">Label of "res.partner.address" model "type" field</text:text-input></text:p>
            </table:table-cell>
            <table:table-cell table:style-name="Table2.B1" office:value-type="string">
              <text:p text:style-name="Table_20_Heading"><text:text-input text:description="&lt;get_label(o.child_ids[0], 'street')&gt;">Label of "res.partner" model "Address" field</text:text-input></text:p>
            </table:table-cell>
          </table:table-row>
          <table:table-row>
            <table:table-cell table:style-name="Table2.A2" table:number-columns-spanned="2" office:value-type="string">
              <text:p text:style-name="Standard"><text:text-input text:description="&lt;for each=&quot;oneaddress in o.child_ids&quot;&gt;">starts for loop</text:text-input></text:p>
            </table:table-cell>
            <table:covered-table-cell/>
          </table:table-row>
          <table:table-row>
            <table:table-cell table:style-name="Table2.A3" office:value-type="string">
              <text:p text:style-name="P15"><draw:frame draw:style-name="fr3" draw:name="image: asimage(oneaddress.image)" text:anchor-type="paragraph" svg:y="0.203cm" svg:width="4.364cm" draw:z-index="1"><draw:text-box fo:min-height="1.432cm"><text:p text:style-name="P7"/></draw:text-box></draw:frame><text:text-input text:description="&lt;oneaddress.name&gt;">Name</text:text-input></text:p>
            </table:table-cell>
            <table:table-cell table:style-name="Table2.A2" office:value-type="string">
              <text:p text:style-name="P13"><text:text-input text:description="&lt;oneaddress.function&gt;">Function</text:text-input></text:p>
              <text:p text:style-name="Standard"><text:text-input text:description="&lt;oneaddress.street&gt;">Street</text:text-input><text:text-input text:description="&lt;oneaddress.city and ', '+oneaddress.city&gt;">, City</text:text-input><text:text-input text:description="&lt;oneaddress.zip and ' '+oneaddress.zip&gt;"> ZIP</text:text-input><text:text-input text:description="&lt;oneaddress.country_id and ', '+oneaddress.country_id.name&gt;">, Country</text:text-input></text:p>
            </table:table-cell>
          </table:table-row>
          <table:table-row>
            <table:table-cell table:style-name="Table2.A2" table:number-columns-spanned="2" office:value-type="string">
              <text:p text:style-name="Standard"><text:text-input text:description="&lt;/for&gt;">ends for loop</text:text-input></text:p>
            </table:table-cell>
            <table:covered-table-cell/>
          </table:table-row>
        </table:table>
        <text:p text:style-name="P11"><text:text-input text:description="&lt;/if&gt;">/if</text:text-input></text:p>
        <text:p text:style-name="P10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#ffff66" style:writing-mode="lr-tb" draw:fill="solid" draw:fill-color="#ffff66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2</text:page-number> of <text:page-count>2</text:page-count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17-08-09T16:01:44.173643495</dc:date>
    <meta:editing-duration>P1DT1H12M56S</meta:editing-duration>
    <meta:editing-cycles>200</meta:editing-cycles>
    <meta:generator>LibreOffice/5.1.6.2$Linux_X86_64 LibreOffice_project/10m0$Build-2</meta:generator>
    <dc:title>Aeroo Reports demo template, developed by Alistek</dc:title>
    <meta:document-statistic meta:table-count="2" meta:image-count="0" meta:object-count="0" meta:page-count="2" meta:paragraph-count="42" meta:word-count="280" meta:character-count="1491" meta:non-whitespace-character-count="1334"/>
    <meta:user-defined meta:name="Info 1"/>
    <meta:user-defined meta:name="Info 2"/>
    <meta:user-defined meta:name="Info 3"/>
    <meta:user-defined meta:name="Info 4"/>
  </office:meta>
</office:document-meta>
</file>